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5ea" officeooo:paragraph-rsid="000c65ea"/>
    </style:style>
    <style:style style:name="P2" style:family="paragraph" style:parent-style-name="Standard">
      <style:text-properties officeooo:rsid="000e327a" officeooo:paragraph-rsid="000e327a"/>
    </style:style>
    <style:style style:name="P3" style:family="paragraph" style:parent-style-name="Standard">
      <style:text-properties fo:font-weight="bold" officeooo:rsid="000e327a" officeooo:paragraph-rsid="000e327a" style:font-weight-asian="bold" style:font-weight-complex="bold"/>
    </style:style>
    <style:style style:name="P4" style:family="paragraph" style:parent-style-name="Standard">
      <style:text-properties fo:font-weight="normal" officeooo:rsid="000e327a" officeooo:paragraph-rsid="000e327a" style:font-weight-asian="normal" style:font-weight-complex="normal"/>
    </style:style>
    <style:style style:name="P5" style:family="paragraph" style:parent-style-name="Standard">
      <style:text-properties officeooo:rsid="000f3438" officeooo:paragraph-rsid="000f3438"/>
    </style:style>
    <style:style style:name="P6" style:family="paragraph" style:parent-style-name="Standard">
      <style:text-properties officeooo:rsid="0010cc33" officeooo:paragraph-rsid="0010cc33"/>
    </style:style>
    <style:style style:name="T1" style:family="text">
      <style:text-properties officeooo:rsid="000e3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c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rtikel</text:span> </text:p>
      <text:p text:style-name="P1"/>
      <text:p text:style-name="P6">MEJLA ERIK AHLBERG OM BILDER!</text:p>
      <text:p text:style-name="P1"/>
      <text:p text:style-name="P1"/>
      <text:p text:style-name="P5">1. Skapa egen overlife I din egen mejl. </text:p>
      <text:p text:style-name="P1"/>
      <text:p text:style-name="P1">1. Korrigera Ed och Adams kommentarer</text:p>
      <text:p text:style-name="P1"/>
      <text:p text:style-name="P1">2. Efter plot: Nederbörd eller vind, frontpaggae</text:p>
      <text:p text:style-name="P1"/>
      <text:p text:style-name="P1">3. <text:s/>Bara introdultion i Artikel. Ta bort förklaring av simpla ting, typ anticyklone. <text:span text:style-name="T1">Introdultion ska vara 2 sidor. </text:span></text:p>
      <text:p text:style-name="P1"/>
      <text:p text:style-name="P2">3. Ha tabell eller punktform för mätgrejer. </text:p>
      <text:p text:style-name="P1"/>
      <text:p text:style-name="P1">4. Måste ta in en större litteratur stuidie, alla artikel på högtrycks blcokeringar relaterat till väder (kanske inte hela världen).</text:p>
      <text:p text:style-name="P1"/>
      <text:p text:style-name="P1">5. Läs artiklar, läs intro och abstract och conclusion.</text:p>
      <text:p text:style-name="P1"/>
      <text:p text:style-name="P2">6. Härma introduktionerna från artiklarna.</text:p>
      <text:p text:style-name="P2"/>
      <text:p text:style-name="P5">7. Ha med istället (Eller också?) Vind och olika sässonger std+-1. </text:p>
      <text:p text:style-name="P2"/>
      <text:p text:style-name="P2"/>
      <text:p text:style-name="P2"/>
      <text:p text:style-name="P3">Tellus B – Chemical and physical meterology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0:16:42.204416821</meta:creation-date>
    <dc:date>2025-06-13T17:47:14.480158550</dc:date>
    <meta:editing-duration>P1DT8H10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103" meta:character-count="661" meta:non-whitespace-character-count="563"/>
  </office:meta>
</office:document-meta>
</file>